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3.12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ames_saub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lang</text:p>
          </table:table-cell>
          <table:table-cell office:value-type="string" calcext:value-type="string">
            <text:p>kur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og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it welchem Geschlecht identifizieren Sie sich?</text:p>
          </table:table-cell>
          <table:table-cell office:value-type="string" calcext:value-type="string">
            <text:p>Q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 welcher Fakultät studieren Sie?</text:p>
          </table:table-cell>
          <table:table-cell office:value-type="string" calcext:value-type="string">
            <text:p>Q2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? mir Anzüglichkeiten hinterhergerufen wurden (z. B. unangemessene Kommentare zu meinem Aussehen, meinem Geschlecht, etc.)</text:p>
          </table:table-cell>
          <table:table-cell office:value-type="string" calcext:value-type="string">
            <text:p>Q3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A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A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A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A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A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A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A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? mir auf einem Flur, im Seminarraum, o.ä. Obszönitäten hinterhergerufen wurden.</text:p>
          </table:table-cell>
          <table:table-cell office:value-type="string" calcext:value-type="string">
            <text:p>Q3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6A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6A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6A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7A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7A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7A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7A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? unangenehme Kommentare mit sexuell aufgeladenem Inhalt in meiner Nähe gemacht wurden.</text:p>
          </table:table-cell>
          <table:table-cell office:value-type="string" calcext:value-type="string">
            <text:p>Q3.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0A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0A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0A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1A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1A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1A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1A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? ich « mit Blicken ausgezogen» wurde.</text:p>
          </table:table-cell>
          <table:table-cell office:value-type="string" calcext:value-type="string">
            <text:p>Q3.1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4A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4A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4A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5A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5A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5A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5A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? ich Nachrichten mit sexualisierten Inhalten bekommen habe.</text:p>
          </table:table-cell>
          <table:table-cell office:value-type="string" calcext:value-type="string">
            <text:p>Q3.1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18A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18A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18A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19A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19A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19A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19A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? ich das Gefühl hatte, ich müsste an Treffen oder Feiern teilnehmen, die als Vorwand genutzt wurden, um mir näher zu kommen</text:p>
          </table:table-cell>
          <table:table-cell office:value-type="string" calcext:value-type="string">
            <text:p>Q3.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2A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2A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2A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23A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23A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23A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23A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? ich unangemessen berührt wurde.</text:p>
          </table:table-cell>
          <table:table-cell office:value-type="string" calcext:value-type="string">
            <text:p>Q3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26A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26A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26A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27A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27A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27A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27A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2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? ich gegen meinen Willen festgehalten oder bedrängt wurde.</text:p>
          </table:table-cell>
          <table:table-cell office:value-type="string" calcext:value-type="string">
            <text:p>Q3.2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0A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0A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0A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1A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1A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1A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1A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3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? ich gegen meinen Willen fotografiert wurde.</text:p>
          </table:table-cell>
          <table:table-cell office:value-type="string" calcext:value-type="string">
            <text:p>Q3.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4A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4A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4A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5A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5A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5A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5A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3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? ich über mein Sexualleben/meine Sexualität ausgefragt wurde oder unangenehme Kommentare in diese Richtung gemacht wurden.</text:p>
          </table:table-cell>
          <table:table-cell office:value-type="string" calcext:value-type="string">
            <text:p>Q3.3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38A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38A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38A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39A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39A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39A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39A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? mir jemand auf sozialen Medien unangemessene Inhalte geschrieben/geschickt hat.</text:p>
          </table:table-cell>
          <table:table-cell office:value-type="string" calcext:value-type="string">
            <text:p>Q3.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42A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42A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42A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43A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43A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43A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43A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? mich jemand unterstützt und dafür später eine sexuelle Gegenleistung gefordert hat.</text:p>
          </table:table-cell>
          <table:table-cell office:value-type="string" calcext:value-type="string">
            <text:p>Q3.4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,46A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,46A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,46A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47A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47A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47A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47A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4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? ich zu ungewöhnlichen Uhrzeiten und/oder in unangenehme Räumlichkeiten gebeten wurde und ich sexualisierte Handlungen befürchtet habe.</text:p>
          </table:table-cell>
          <table:table-cell office:value-type="string" calcext:value-type="string">
            <text:p>Q3.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0A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0A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0A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1A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1A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1A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1A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5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? mit mir über sexuelle Inhalte gesprochen wurde, ohne dass ich danach gefragt hätte.</text:p>
          </table:table-cell>
          <table:table-cell office:value-type="string" calcext:value-type="string">
            <text:p>Q3.5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4A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4A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4A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5A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5A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5A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5A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? mich jemand zu sexuellen Handlungen genötigt und im Gegenzug bessere Noten oder ähnliche Vorteile im Studium versprochen hat.</text:p>
          </table:table-cell>
          <table:table-cell office:value-type="string" calcext:value-type="string">
            <text:p>Q3.5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3.58A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3.58A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3.58A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3.59A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3.59A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3.59A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3.59A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3.6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? einer Person unangenehme Kommentare mit sexuell aufgeladenem Inhalt in der Nähe einer Person gemacht wurden.</text:p>
          </table:table-cell>
          <table:table-cell office:value-type="string" calcext:value-type="string">
            <text:p>Q4.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A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A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A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A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A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A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A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A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A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A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A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A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A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A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? einer Person auf einem Flur, im Seminarraum, o.ä. Obszönitäten hinterhergerufen wurden.</text:p>
          </table:table-cell>
          <table:table-cell office:value-type="string" calcext:value-type="string">
            <text:p>Q4.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A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A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A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9A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9A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9A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9A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0A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0A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0A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1A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1A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1A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1A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1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? eine Person « mit Blicken ausgezogen « wurde.</text:p>
          </table:table-cell>
          <table:table-cell office:value-type="string" calcext:value-type="string">
            <text:p>Q4.1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4A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4A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4A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5A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5A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5A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5A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16A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16A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16A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17A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17A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17A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17A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? eine Person Nachrichten mit sexualisierten Inhalten bekommen hat.</text:p>
          </table:table-cell>
          <table:table-cell office:value-type="string" calcext:value-type="string">
            <text:p>Q4.1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0A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0A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0A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1A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1A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1A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1A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2A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2A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2A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3A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3A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3A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3A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2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? eine Person das Gefühl hatte, sie müsste an Treffen oder Feiern teilnehmen, die als Vorwand genutzt wurden, um ihr näher zu kommen.</text:p>
          </table:table-cell>
          <table:table-cell office:value-type="string" calcext:value-type="string">
            <text:p>Q4.2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6A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6A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6A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7A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7A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7A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7A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28A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28A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28A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29A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29A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29A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29A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3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? eine Person unangemessen berührt wurde.</text:p>
          </table:table-cell>
          <table:table-cell office:value-type="string" calcext:value-type="string">
            <text:p>Q4.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2A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2A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2A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3A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3A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3A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3A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4A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4A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4A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5A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5A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5A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5A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3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? eine Person gegen ihren Willen festgehalten oder bedrängt wurde.</text:p>
          </table:table-cell>
          <table:table-cell office:value-type="string" calcext:value-type="string">
            <text:p>Q4.3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38A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38A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38A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39A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39A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39A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39A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0A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0A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0A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1A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1A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1A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1A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4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? eine Person gegen ihren Willen fotografiert wurde.</text:p>
          </table:table-cell>
          <table:table-cell office:value-type="string" calcext:value-type="string">
            <text:p>Q4.4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4A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4A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4A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5A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5A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5A3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5A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46A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46A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46A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47A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47A2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47A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47A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4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? eine Person über ihr Sexualleben/ihre Sexualität ausgefragt wurde oder unangenehme Kommentare in diese Richtung gemacht wurden.</text:p>
          </table:table-cell>
          <table:table-cell office:value-type="string" calcext:value-type="string">
            <text:p>Q4.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0A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0A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0A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1A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1A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1A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1A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2A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2A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2A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3A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3A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3A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3A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5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? einer Person auf sozialen Medien unangemessene Inhalte geschrieben/geschickt wurden.</text:p>
          </table:table-cell>
          <table:table-cell office:value-type="string" calcext:value-type="string">
            <text:p>Q4.5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6A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6A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6A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7A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7A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7A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7A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58A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58A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58A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59A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59A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59A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59A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? eine Person unterstützt und dafür später eine sexuelle Gegenleistung gefordert wurde.</text:p>
          </table:table-cell>
          <table:table-cell office:value-type="string" calcext:value-type="string">
            <text:p>Q4.6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2A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2A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2A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3A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3A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3A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3A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4A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4A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4A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5A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5A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5A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5A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? eine Person zu ungewöhnlichen Uhrzeiten und/oder in unangenehme Räumlichkeiten gebeten wurde und sie sexualisierte Handlungen befürchtet hat.</text:p>
          </table:table-cell>
          <table:table-cell office:value-type="string" calcext:value-type="string">
            <text:p>Q4.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68A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68A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68A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69A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69A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69A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69A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0A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0A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0A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1A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1A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1A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1A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7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? mit einer Person über sexuelle Inhalte gesprochen wurde, ohne dass sie danach gefragt hätte.</text:p>
          </table:table-cell>
          <table:table-cell office:value-type="string" calcext:value-type="string">
            <text:p>Q4.7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4A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4A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4A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5A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5A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5A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5A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76A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76A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76A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77A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77A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77A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77A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? eine Person zu sexuellen Handlungen genöigt wurde und im Gegenzug bessere Noten oder ähnliche Vorteile im Studium versprochen wurden.</text:p>
          </table:table-cell>
          <table:table-cell office:value-type="string" calcext:value-type="string">
            <text:p>Q4.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0A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0A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0A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81A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81A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81A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81A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Mitstudierende*r</text:p>
          </table:table-cell>
          <table:table-cell office:value-type="string" calcext:value-type="string">
            <text:p>Q4.82A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ozierende*r</text:p>
          </table:table-cell>
          <table:table-cell office:value-type="string" calcext:value-type="string">
            <text:p>Q4.82A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HTWG Angestellte*r</text:p>
          </table:table-cell>
          <table:table-cell office:value-type="string" calcext:value-type="string">
            <text:p>Q4.82A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Q4.83A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Q4.83A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Divers</text:p>
          </table:table-cell>
          <table:table-cell office:value-type="string" calcext:value-type="string">
            <text:p>Q4.83A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Keine Angabe</text:p>
          </table:table-cell>
          <table:table-cell office:value-type="string" calcext:value-type="string">
            <text:p>Q4.83A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kala (1: Nicht unangenehm, 5: Sehr unangenehm)</text:p>
          </table:table-cell>
          <table:table-cell office:value-type="string" calcext:value-type="string">
            <text:p>Q4.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Ich habe sie als Scherz abgetan.</text:p>
          </table:table-cell>
          <table:table-cell office:value-type="string" calcext:value-type="string">
            <text:p>Q5.1A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Ich habe die Person zurückgewiesen.</text:p>
          </table:table-cell>
          <table:table-cell office:value-type="string" calcext:value-type="string">
            <text:p>Q5.1A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Ich habe nichts gesagt, aber es hat mich nachhaltig verunsichert.</text:p>
          </table:table-cell>
          <table:table-cell office:value-type="string" calcext:value-type="string">
            <text:p>Q5.1A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Ich habe mich gefragt, ob ich für das Studium geeignet bin.</text:p>
          </table:table-cell>
          <table:table-cell office:value-type="string" calcext:value-type="string">
            <text:p>Q5.1A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Ich habe mir selbst die Schuld gegeben.</text:p>
          </table:table-cell>
          <table:table-cell office:value-type="string" calcext:value-type="string">
            <text:p>Q5.1A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Ich habe den Vorfall sofort gemeldet.</text:p>
          </table:table-cell>
          <table:table-cell office:value-type="string" calcext:value-type="string">
            <text:p>Q5.1A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Ich habe den Kurs unter- oder abgebrochen.</text:p>
          </table:table-cell>
          <table:table-cell office:value-type="string" calcext:value-type="string">
            <text:p>Q5.1A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Ich habe dem keine weitere Bedeutung beigemessen.</text:p>
          </table:table-cell>
          <table:table-cell office:value-type="string" calcext:value-type="string">
            <text:p>Q5.1A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Ich habe nichts gesagt, aber es hat mich gestört.</text:p>
          </table:table-cell>
          <table:table-cell office:value-type="string" calcext:value-type="string">
            <text:p>Q5.1A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Ich habe aus Angst vor negativen Konsequenzen den Vorfall nicht gemeldet.</text:p>
          </table:table-cell>
          <table:table-cell office:value-type="string" calcext:value-type="string">
            <text:p>Q5.1A1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Ich habe den Vorfall erst gemeldet, als der Kurs vorbei war.</text:p>
          </table:table-cell>
          <table:table-cell office:value-type="string" calcext:value-type="string">
            <text:p>Q5.1A1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h habe den Studiengang gewechselt.</text:p>
          </table:table-cell>
          <table:table-cell office:value-type="string" calcext:value-type="string">
            <text:p>Q5.1A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Ich habe mit einer Vertrauensperson über die Ereignisse gesprochen.</text:p>
          </table:table-cell>
          <table:table-cell office:value-type="string" calcext:value-type="string">
            <text:p>Q5.1A1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Ich habe mit einer*einem Beschäftigten der HTWG Konstanz darüber gesprochen.</text:p>
          </table:table-cell>
          <table:table-cell office:value-type="string" calcext:value-type="string">
            <text:p>Q5.1A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Sie hat mich unterstützt.</text:p>
          </table:table-cell>
          <table:table-cell office:value-type="string" calcext:value-type="string">
            <text:p>Q5.2A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Sie hat mir geglaubt.</text:p>
          </table:table-cell>
          <table:table-cell office:value-type="string" calcext:value-type="string">
            <text:p>Q5.2A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ie hat mich ermutigt, den Vorfall in der Hochschule zu melden.</text:p>
          </table:table-cell>
          <table:table-cell office:value-type="string" calcext:value-type="string">
            <text:p>Q5.2A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Sie war nicht solidarisch.</text:p>
          </table:table-cell>
          <table:table-cell office:value-type="string" calcext:value-type="string">
            <text:p>Q5.2A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Sie hat bei mir Schuldgefühle hervorgerufen.</text:p>
          </table:table-cell>
          <table:table-cell office:value-type="string" calcext:value-type="string">
            <text:p>Q5.2A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ie hat mir empfohlen, nicht weiter darüber zu sprechen.</text:p>
          </table:table-cell>
          <table:table-cell office:value-type="string" calcext:value-type="string">
            <text:p>Q5.2A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Sie hat mich ermutigt, Anzeige bei der Polizei zu erstatten.</text:p>
          </table:table-cell>
          <table:table-cell office:value-type="string" calcext:value-type="string">
            <text:p>Q5.2A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Ich hatte den Eindruck, sie hat mir nicht geglaubt.</text:p>
          </table:table-cell>
          <table:table-cell office:value-type="string" calcext:value-type="string">
            <text:p>Q5.2A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Ich wusste nicht, an wen ich mich wenden sollte.</text:p>
          </table:table-cell>
          <table:table-cell office:value-type="string" calcext:value-type="string">
            <text:p>Q5.3A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Ich hatte Angst vor negativen Konsequenzen.</text:p>
          </table:table-cell>
          <table:table-cell office:value-type="string" calcext:value-type="string">
            <text:p>Q5.3A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Ich wurde bedroht.</text:p>
          </table:table-cell>
          <table:table-cell office:value-type="string" calcext:value-type="string">
            <text:p>Q5.3A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Mir wurde davon abgeraten.</text:p>
          </table:table-cell>
          <table:table-cell office:value-type="string" calcext:value-type="string">
            <text:p>Q5.3A4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Es war mir peinlich/unangenehm.</text:p>
          </table:table-cell>
          <table:table-cell office:value-type="string" calcext:value-type="string">
            <text:p>Q5.3A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Ich wollte aus persönlichen Gründen nicht.</text:p>
          </table:table-cell>
          <table:table-cell office:value-type="string" calcext:value-type="string">
            <text:p>Q5.3A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Das Team Gleich</text:p>
          </table:table-cell>
          <table:table-cell office:value-type="string" calcext:value-type="string">
            <text:p>Q6.1A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ie direkten Ansprechpersonen bei jeglichen Vorfällen sexualisierter Gewalt</text:p>
          </table:table-cell>
          <table:table-cell office:value-type="string" calcext:value-type="string">
            <text:p>Q6.1A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Keine</text:p>
          </table:table-cell>
          <table:table-cell office:value-type="string" calcext:value-type="string">
            <text:p>Q6.1A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7">00.00.0000</text:date>, <text:time style:data-style-name="N2" text:time-value="12:50:44.6071915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27T13:10:13.418089763</dc:date>
    <meta:editing-duration>PT26M7S</meta:editing-duration>
    <meta:editing-cycles>4</meta:editing-cycles>
    <meta:generator>LibreOffice/6.4.7.2$Linux_X86_64 LibreOffice_project/40$Build-2</meta:generator>
    <meta:document-statistic meta:table-count="1" meta:cell-count="1181" meta:object-count="0"/>
  </office:meta>
</office:document-meta>
</file>